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65)">
            <text:p>sn(165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2T09:11:11.3">
            <text:p>2020/2/12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2T09:11:11.3">
            <text:p>2020/2/12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2T09:11:11.3">
            <text:p>2020/2/12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2T09:11:11.3">
            <text:p>2020/2/12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2-12T09:11:11.54">
            <text:p>2020/2/12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19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19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19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19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19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0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48.874cm" draw:caption-point-x="-1.353cm" draw:caption-point-y="2.47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25];6;2)">
            <text:p/>
          </table:table-cell>
          <table:table-cell office:value-type="string">
            <text:p>2019-09-30_18-28-44_000.jpg</text:p>
          </table:table-cell>
          <table:table-cell table:formula="of:=MID([.K22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[.#REF!225];[.L225];&quot;-&quot;;LEFT([.#REF!225];1))" office:value-type="float" office:value="0">
            <text:p>#REF!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4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2T09:11:11.7">
            <text:p>2020/2/12 9:1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19cm" draw:caption-point-x="-1.353cm" draw:caption-point-y="2.46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0)">
            <text:p>sn(10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31]);&quot;)&quot;)" office:value-type="string" office:string-value="sn(20)">
            <text:p>sn(20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2-12T09:11:11.81">
            <text:p>2020/2/12 9:11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2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2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2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2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2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2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2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2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2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3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3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43.478cm" draw:caption-point-x="-1.353cm" draw:caption-point-y="2.46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65];6;2)">
            <text:p/>
          </table:table-cell>
          <table:table-cell office:value-type="string">
            <text:p>2019-09-30_18-28-44_000.jpg</text:p>
          </table:table-cell>
          <table:table-cell table:formula="of:=MID([.K6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[.#REF!65];[.L65];&quot;-&quot;;LEFT([.#REF!65];1))" office:value-type="float" office:value="0">
            <text:p>#REF!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7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office:forms form:automatic-focus="false" form:apply-design-mode="false"/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65)">
            <text:p>sn(165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2T09:11:11.92">
            <text:p>2020/2/12 9:1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office:forms form:automatic-focus="false" form:apply-design-mode="false"/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65)">
            <text:p>sn(165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2T09:11:12.01">
            <text:p>2020/2/12 9:1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2-12T09:11:12.09">
            <text:p>2020/2/12 9:1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2T09:11:12.21">
            <text:p>2020/2/12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65)">
            <text:p>sn(165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2T09:11:12.3">
            <text:p>2020/2/12 9:1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8cm" draw:caption-point-x="-1.353cm" draw:caption-point-y="2.26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2T09:11:12.43">
            <text:p>2020/2/12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65)">
            <text:p>sn(165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2T09:11:12.53">
            <text:p>2020/2/12 9:1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8cm" draw:caption-point-x="-1.353cm" draw:caption-point-y="2.26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L1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8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8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2020/02/12</text:date>, <text:time>09:11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12T09:11:10.76</dc:date>
    <dc:creator>iwabuchi ken</dc:creator>
    <meta:editing-duration>P6DT23H12M28S</meta:editing-duration>
    <meta:editing-cycles>676</meta:editing-cycles>
    <meta:generator>OpenOffice/4.1.3$Win32 OpenOffice.org_project/413m1$Build-9783</meta:generator>
    <meta:document-statistic meta:table-count="10" meta:cell-count="4731" meta:object-count="0"/>
    <meta:user-defined meta:name="sheets-banding"/>
    <meta:user-defined meta:name="sheets-original-selection"/>
  </office:meta>
</office:document-meta>
</file>